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cfdfe" draw:opacity="100%" draw:textarea-horizontal-align="justify" draw:textarea-vertical-align="middle" draw:auto-grow-height="false" fo:min-height="1.575cm" fo:min-width="3.484cm" fo:padding-top="0.165cm" fo:padding-bottom="0.165cm" fo:padding-left="0.29cm" fo:padding-right="0.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3.145cm" fo:min-width="6.07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fcfdfe" draw:textarea-horizontal-align="justify" draw:textarea-vertical-align="middle" draw:auto-grow-height="false" fo:min-height="0.648cm" fo:min-width="0.84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859cm" fo:min-width="1.49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1.621cm" fo:min-width="3.53cm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cfdfe" draw:textarea-horizontal-align="justify" draw:textarea-vertical-align="middle" draw:auto-grow-height="false" fo:min-height="0.957cm" fo:min-width="0.77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color="#fcfdfe" draw:fill-color="#fcfdfe" draw:textarea-horizontal-align="justify" draw:textarea-vertical-align="middle" draw:auto-grow-height="false" fo:min-height="0.131cm" fo:min-width="0.389cm"/>
    </style:style>
    <style:style style:name="P1" style:family="paragraph">
      <style:paragraph-properties fo:text-align="center"/>
    </style:style>
    <style:style style:name="P2" style:family="paragraph">
      <loext:graphic-properties draw:fill-color="#fcfdfe" draw:opacity="100%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cfdfe"/>
      <style:paragraph-properties fo:text-align="center"/>
      <style:text-properties fo:font-size="8pt"/>
    </style:style>
    <style:style style:name="P5" style:family="paragraph">
      <loext:graphic-properties draw:fill-color="#ffffff"/>
      <style:paragraph-properties fo:text-align="center"/>
      <style:text-properties fo:font-size="10.8000001907349pt"/>
    </style:style>
    <style:style style:name="P6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7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9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0" style:family="paragraph">
      <loext:graphic-properties draw:fill-color="#fcfdfe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.353cm" fo:line-height="115%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2" style:family="paragraph">
      <loext:graphic-properties draw:fill-color="#fcfdfe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3" style:family="paragraph">
      <style:paragraph-properties fo:margin-left="0cm" fo:margin-right="0cm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4" style:family="paragraph">
      <loext:graphic-properties draw:fill-color="#fcfdf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/>
    </style:style>
    <style:style style:name="T3" style:family="text">
      <style:text-properties fo:font-size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4cm" svg:height="1.905cm" svg:x="2.76cm" svg:y="9.115cm">
          <text:p text:style-name="P1"><text:span text:style-name="T1">PipeSegme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92cm" svg:y1="9.115cm" svg:x2="4.792cm" svg:y2="8.099cm">
          <text:p/>
        </draw:line>
        <draw:custom-shape draw:style-name="gr3" draw:text-style-name="P2" draw:layer="layout" svg:width="6.604cm" svg:height="3.429cm" svg:x="1.49cm" svg:y="4.6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27cm" svg:x="1.644cm" svg:y="6.74cm">
          <text:p text:style-name="P1"><text:span text:style-name="T2"><text:s/></text:span><text:span text:style-name="T2">Object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3.903cm" svg:y="6.74cm">
          <text:p text:style-name="P1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5.962cm" svg:y="6.74cm">
          <text:p text:style-name="P1"><text:span text:style-name="T2">Pre-defined</text:span></text:p>
          <text:p text:style-name="P1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1.143cm" svg:x="1.617cm" svg:y="4.889cm">
          <text:p text:style-name="P1"><text:span text:style-name="T1">Pipe 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3.776cm" svg:y="4.889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5.935cm" svg:y="4.889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.633cm" svg:y1="6.794cm" svg:x2="2.633cm" svg:y2="6.032cm">
          <text:p/>
        </draw:line>
        <draw:line draw:style-name="gr2" draw:text-style-name="P3" draw:layer="layout" svg:x1="4.819cm" svg:y1="6.794cm" svg:x2="4.819cm" svg:y2="6.032cm">
          <text:p/>
        </draw:line>
        <draw:line draw:style-name="gr2" draw:text-style-name="P3" draw:layer="layout" svg:x1="6.978cm" svg:y1="6.794cm" svg:x2="6.978cm" svg:y2="6.032cm">
          <text:p/>
        </draw:line>
        <draw:custom-shape draw:style-name="gr6" draw:text-style-name="P5" draw:layer="layout" svg:width="2.181cm" svg:height="1.143cm" svg:x="3.691cm" svg:y="11.828cm">
          <text:p text:style-name="P1"><text:span text:style-name="T3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099cm" svg:height="1.143cm" svg:x="3.713cm" svg:y="13.733cm">
          <text:p text:style-name="P1"><text:span text:style-name="T3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5" draw:layer="layout" svg:width="2.181cm" svg:height="1.143cm" svg:x="3.691cm" svg:y="15.511cm">
          <text:p text:style-name="P1"><text:span text:style-name="T3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099cm" svg:height="1.143cm" svg:x="3.713cm" svg:y="17.362cm">
          <text:p text:style-name="P1"><text:span text:style-name="T3">Cold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2" draw:text-style-name="P3" draw:layer="layout" svg:x1="4.73cm" svg:y1="11.02cm" svg:x2="4.73cm" svg:y2="11.782cm">
          <text:p/>
        </draw:line>
        <draw:line draw:style-name="gr2" draw:text-style-name="P3" draw:layer="layout" svg:x1="4.73cm" svg:y1="12.925cm" svg:x2="4.73cm" svg:y2="13.814cm">
          <text:p/>
        </draw:line>
        <draw:line draw:style-name="gr2" draw:text-style-name="P3" draw:layer="layout" svg:x1="4.73cm" svg:y1="14.83cm" svg:x2="4.73cm" svg:y2="15.592cm">
          <text:p/>
        </draw:line>
        <draw:line draw:style-name="gr2" draw:text-style-name="P3" draw:layer="layout" svg:x1="4.73cm" svg:y1="16.735cm" svg:x2="4.73cm" svg:y2="17.37cm">
          <text:p/>
        </draw:line>
        <draw:custom-shape draw:style-name="gr8" draw:text-style-name="P7" xml:id="id2" draw:id="id2" draw:layer="layout" svg:width="4.064cm" svg:height="1.905cm" svg:x="11.634cm" svg:y="7.221cm">
          <text:p text:style-name="P6"><text:span text:style-name="T4">BuildingElementProx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3.429cm" svg:x="10.191cm" svg:y="3.0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27cm" svg:x="10.345cm" svg:y="5.124cm">
          <text:p text:style-name="P1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12.604cm" svg:y="5.124cm">
          <text:p text:style-name="P1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14.663cm" svg:y="5.124cm">
          <text:p text:style-name="P1"><text:span text:style-name="T2">Pre-defined</text:span></text:p>
          <text:p text:style-name="P1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1.143cm" svg:x="10.318cm" svg:y="3.273cm">
          <text:p text:style-name="P1"><text:span text:style-name="T1">Refuse</text:span></text:p>
          <text:p text:style-name="P1"><text:span text:style-name="T1">Ch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12.477cm" svg:y="3.273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14.636cm" svg:y="3.273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334cm" svg:y1="5.178cm" svg:x2="11.334cm" svg:y2="4.416cm">
          <text:p/>
        </draw:line>
        <draw:line draw:style-name="gr2" draw:text-style-name="P3" draw:layer="layout" svg:x1="13.52cm" svg:y1="5.178cm" svg:x2="13.52cm" svg:y2="4.416cm">
          <text:p/>
        </draw:line>
        <draw:line draw:style-name="gr2" draw:text-style-name="P3" draw:layer="layout" svg:x1="15.679cm" svg:y1="5.178cm" svg:x2="15.679cm" svg:y2="4.416cm">
          <text:p/>
        </draw:line>
        <draw:line draw:style-name="gr2" draw:text-style-name="P3" draw:layer="layout" svg:x1="13.62cm" svg:y1="7.21cm" svg:x2="13.62cm" svg:y2="6.448cm">
          <text:p/>
        </draw:line>
        <draw:custom-shape draw:style-name="gr8" draw:text-style-name="P9" xml:id="id3" draw:id="id3" draw:layer="layout" svg:width="4.064cm" svg:height="1.905cm" svg:x="18.619cm" svg:y="7.221cm">
          <text:p text:style-name="P8"><text:span text:style-name="T4">PipeSeg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3.429cm" svg:x="17.176cm" svg:y="3.0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27cm" svg:x="17.33cm" svg:y="5.124cm">
          <text:p text:style-name="P1"><text:span text:style-name="T2"><text:s/></text:span><text:span text:style-name="T5">Ifc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19.589cm" svg:y="5.124cm">
          <text:p text:style-name="P1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21.648cm" svg:y="5.124cm">
          <text:p text:style-name="P1"><text:span text:style-name="T2">Pre-defined</text:span></text:p>
          <text:p text:style-name="P1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1.143cm" svg:x="17.303cm" svg:y="3.273cm">
          <text:p text:style-name="P1"><text:span text:style-name="T1">Se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19.462cm" svg:y="3.273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21.621cm" svg:y="3.273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8.319cm" svg:y1="5.178cm" svg:x2="18.319cm" svg:y2="4.416cm">
          <text:p/>
        </draw:line>
        <draw:line draw:style-name="gr2" draw:text-style-name="P3" draw:layer="layout" svg:x1="20.505cm" svg:y1="5.178cm" svg:x2="20.505cm" svg:y2="4.416cm">
          <text:p/>
        </draw:line>
        <draw:line draw:style-name="gr2" draw:text-style-name="P3" draw:layer="layout" svg:x1="22.664cm" svg:y1="5.178cm" svg:x2="22.664cm" svg:y2="4.416cm">
          <text:p/>
        </draw:line>
        <draw:line draw:style-name="gr2" draw:text-style-name="P3" draw:layer="layout" svg:x1="20.605cm" svg:y1="7.21cm" svg:x2="20.605cm" svg:y2="6.448cm">
          <text:p/>
        </draw:line>
        <draw:custom-shape draw:style-name="gr9" draw:text-style-name="P10" xml:id="id1" draw:id="id1" draw:layer="layout" svg:width="2.54cm" svg:height="2.413cm" svg:x="8.413cm" svg:y="8.961cm">
          <text:p text:style-name="P1"><text:span text:style-name="T1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6.889cm" svg:y1="10.131cm" svg:x2="8.413cm" svg:y2="10.131cm">
          <text:p/>
        </draw:line>
        <draw:connector draw:style-name="gr2" draw:text-style-name="P3" draw:layer="layout" svg:x1="10.953cm" svg:y1="10.168cm" svg:x2="13.666cm" svg:y2="9.126cm" draw:start-shape="id1" draw:start-glue-point="7" draw:end-shape="id2" draw:end-glue-point="2" svg:d="M10953 10168h2713v-1042" svg:viewBox="0 0 2714 1043">
          <text:p/>
        </draw:connector>
        <draw:connector draw:style-name="gr2" draw:text-style-name="P3" draw:layer="layout" svg:x1="10.953cm" svg:y1="10.168cm" svg:x2="20.651cm" svg:y2="9.126cm" draw:start-shape="id1" draw:start-glue-point="7" draw:end-shape="id3" draw:end-glue-point="2" svg:d="M10953 10168h9698v-1042" svg:viewBox="0 0 9699 1043">
          <text:p/>
        </draw:connector>
        <draw:custom-shape draw:style-name="gr8" draw:text-style-name="P7" xml:id="id4" draw:id="id4" draw:layer="layout" svg:width="4.064cm" svg:height="1.905cm" svg:x="25.604cm" svg:y="7.221cm">
          <text:p text:style-name="P6"><text:span text:style-name="T4">BuildingElementProx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3.429cm" svg:x="24.161cm" svg:y="3.0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905cm" svg:height="1.27cm" svg:x="24.315cm" svg:y="5.124cm">
          <text:p text:style-name="P11"><text:span text:style-name="T5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26.574cm" svg:y="5.124cm">
          <text:p text:style-name="P1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28.633cm" svg:y="5.124cm">
          <text:p text:style-name="P1"><text:span text:style-name="T2">Pre-defined</text:span></text:p>
          <text:p text:style-name="P1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1.143cm" svg:x="24.288cm" svg:y="3.273cm">
          <text:p text:style-name="P1"><text:span text:style-name="T1">Dr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26.447cm" svg:y="3.273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28.606cm" svg:y="3.273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5.304cm" svg:y1="5.178cm" svg:x2="25.304cm" svg:y2="4.416cm">
          <text:p/>
        </draw:line>
        <draw:line draw:style-name="gr2" draw:text-style-name="P3" draw:layer="layout" svg:x1="27.49cm" svg:y1="5.178cm" svg:x2="27.49cm" svg:y2="4.416cm">
          <text:p/>
        </draw:line>
        <draw:line draw:style-name="gr2" draw:text-style-name="P3" draw:layer="layout" svg:x1="29.649cm" svg:y1="5.178cm" svg:x2="29.649cm" svg:y2="4.416cm">
          <text:p/>
        </draw:line>
        <draw:line draw:style-name="gr2" draw:text-style-name="P3" draw:layer="layout" svg:x1="27.59cm" svg:y1="7.21cm" svg:x2="27.59cm" svg:y2="6.448cm">
          <text:p/>
        </draw:line>
        <draw:connector draw:style-name="gr2" draw:text-style-name="P3" draw:layer="layout" svg:x1="10.953cm" svg:y1="10.168cm" svg:x2="27.636cm" svg:y2="9.126cm" draw:start-shape="id1" draw:start-glue-point="7" draw:end-shape="id4" draw:end-glue-point="2" svg:d="M10953 10168h16683v-1042" svg:viewBox="0 0 16684 1043">
          <text:p/>
        </draw:connector>
        <draw:custom-shape draw:style-name="gr8" draw:text-style-name="P9" xml:id="id5" draw:id="id5" draw:layer="layout" svg:width="4.064cm" svg:height="1.905cm" svg:x="15.336cm" svg:y="16.354cm">
          <text:p text:style-name="P8"><text:span text:style-name="T4">DistributionChamber</text:span></text:p>
          <text:p text:style-name="P8"><text:span text:style-name="T4">El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3.429cm" svg:x="13.893cm" svg:y="12.1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27cm" svg:x="14.047cm" svg:y="14.257cm">
          <text:p text:style-name="P1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16.306cm" svg:y="14.257cm">
          <text:p text:style-name="P1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18.365cm" svg:y="14.257cm">
          <text:p text:style-name="P1"><text:span text:style-name="T2">Pre-defined</text:span></text:p>
          <text:p text:style-name="P1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1.143cm" svg:x="14.02cm" svg:y="12.406cm">
          <text:p text:style-name="P1"><text:span text:style-name="T4">Manh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16.179cm" svg:y="12.406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18.338cm" svg:y="12.406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036cm" svg:y1="14.311cm" svg:x2="15.036cm" svg:y2="13.549cm">
          <text:p/>
        </draw:line>
        <draw:line draw:style-name="gr2" draw:text-style-name="P3" draw:layer="layout" svg:x1="17.222cm" svg:y1="14.311cm" svg:x2="17.222cm" svg:y2="13.549cm">
          <text:p/>
        </draw:line>
        <draw:line draw:style-name="gr2" draw:text-style-name="P3" draw:layer="layout" svg:x1="19.381cm" svg:y1="14.311cm" svg:x2="19.381cm" svg:y2="13.549cm">
          <text:p/>
        </draw:line>
        <draw:line draw:style-name="gr2" draw:text-style-name="P3" draw:layer="layout" svg:x1="17.322cm" svg:y1="16.343cm" svg:x2="17.322cm" svg:y2="15.581cm">
          <text:p/>
        </draw:line>
        <draw:custom-shape draw:style-name="gr8" draw:text-style-name="P9" xml:id="id6" draw:id="id6" draw:layer="layout" svg:width="4.064cm" svg:height="1.905cm" svg:x="22.429cm" svg:y="16.365cm">
          <text:p text:style-name="P13"><text:span text:style-name="T4">Tan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3.429cm" svg:x="20.986cm" svg:y="12.1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27cm" svg:x="21.14cm" svg:y="14.268cm">
          <text:p text:style-name="P1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23.399cm" svg:y="14.268cm">
          <text:p text:style-name="P1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27cm" svg:x="25.458cm" svg:y="14.268cm">
          <text:p text:style-name="P1"><text:span text:style-name="T2">Pre-defined</text:span></text:p>
          <text:p text:style-name="P1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2.032cm" svg:height="1.143cm" svg:x="21.113cm" svg:y="12.417cm">
          <text:p text:style-name="P8"><text:span text:style-name="T4">Cessp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23.272cm" svg:y="12.417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1.143cm" svg:x="25.431cm" svg:y="12.417cm">
          <text:p text:style-name="P1"><text:span text:style-name="T1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2.129cm" svg:y1="14.322cm" svg:x2="22.129cm" svg:y2="13.56cm">
          <text:p/>
        </draw:line>
        <draw:line draw:style-name="gr2" draw:text-style-name="P3" draw:layer="layout" svg:x1="24.315cm" svg:y1="14.322cm" svg:x2="24.315cm" svg:y2="13.56cm">
          <text:p/>
        </draw:line>
        <draw:line draw:style-name="gr2" draw:text-style-name="P3" draw:layer="layout" svg:x1="26.474cm" svg:y1="14.322cm" svg:x2="26.474cm" svg:y2="13.56cm">
          <text:p/>
        </draw:line>
        <draw:line draw:style-name="gr2" draw:text-style-name="P3" draw:layer="layout" svg:x1="24.415cm" svg:y1="16.354cm" svg:x2="24.415cm" svg:y2="15.592cm">
          <text:p/>
        </draw:line>
        <draw:connector draw:style-name="gr2" draw:text-style-name="P3" draw:layer="layout" draw:line-skew="0.88cm" svg:x1="9.683cm" svg:y1="11.374cm" svg:x2="17.368cm" svg:y2="18.259cm" draw:start-shape="id1" draw:start-glue-point="6" draw:end-shape="id5" draw:end-glue-point="2" svg:d="M9683 11374v8282h7685v-1397" svg:viewBox="0 0 7686 8283">
          <text:p/>
        </draw:connector>
        <draw:connector draw:style-name="gr2" draw:text-style-name="P3" draw:layer="layout" draw:line-skew="0.869cm" svg:x1="9.683cm" svg:y1="11.374cm" svg:x2="24.461cm" svg:y2="18.27cm" draw:start-shape="id1" draw:start-glue-point="6" draw:end-shape="id6" draw:end-glue-point="2" svg:d="M9683 11374v8282h14778v-1386" svg:viewBox="0 0 14779 8283">
          <text:p/>
        </draw:connector>
        <draw:line draw:style-name="gr10" draw:text-style-name="P3" draw:layer="layout" svg:x1="8.413cm" svg:y1="9.115cm" svg:x2="8.413cm" svg:y2="9.623cm">
          <text:p/>
        </draw:line>
        <draw:line draw:style-name="gr10" draw:text-style-name="P3" draw:layer="layout" svg:x1="8.413cm" svg:y1="9.115cm" svg:x2="9.302cm" svg:y2="9.115cm">
          <text:p/>
        </draw:line>
        <draw:custom-shape draw:style-name="gr11" draw:text-style-name="P14" draw:layer="layout" svg:width="0.889cm" svg:height="0.381cm" svg:x="8.413cm" svg:y="8.607cm">
          <text:p text:style-name="P1"><text:span text:style-name="T6">NO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1:30:17.634000000</meta:creation-date>
    <dc:date>2018-11-08T11:06:47.125000000</dc:date>
    <meta:editing-duration>PT25M1S</meta:editing-duration>
    <meta:editing-cycles>4</meta:editing-cycles>
    <meta:generator>LibreOffice/6.1.2.1$Windows_X86_64 LibreOffice_project/65905a128db06ba48db947242809d14d3f9a93fe</meta:generator>
    <meta:document-statistic meta:object-count="90"/>
  </office:meta>
</office:document-meta>
</file>